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f3c2" officeooo:paragraph-rsid="0002f3c2"/>
    </style:style>
    <style:style style:name="P2" style:family="paragraph" style:parent-style-name="Standard">
      <style:text-properties officeooo:rsid="00041e3f" officeooo:paragraph-rsid="00041e3f"/>
    </style:style>
    <style:style style:name="P3" style:family="paragraph" style:parent-style-name="Standard">
      <style:text-properties officeooo:rsid="000464b1" officeooo:paragraph-rsid="000464b1"/>
    </style:style>
    <style:style style:name="P4" style:family="paragraph" style:parent-style-name="Standard">
      <style:text-properties fo:font-weight="bold" officeooo:rsid="0002f3c2" officeooo:paragraph-rsid="0002f3c2" style:font-weight-asian="bold" style:font-weight-complex="bold"/>
    </style:style>
    <style:style style:name="P5" style:family="paragraph" style:parent-style-name="Standard">
      <style:text-properties officeooo:rsid="0005e28c" officeooo:paragraph-rsid="0005e28c"/>
    </style:style>
    <style:style style:name="T1" style:family="text">
      <style:text-properties officeooo:rsid="0004e7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ext</text:p>
      <text:p text:style-name="P2"><text:span text:style-name="T1">The letter was w</text:span>ritten more probably earlier (AD 54 or 55) from Ephesus rather than later (5AD 7) to a number of churches which Paul had nurtured during on<text:span text:style-name="T1">e</text:span> or more visit<text:span text:style-name="T1">s</text:span> prior to AD 55. <text:s/>Other Christians – Jews - had come <text:span text:style-name="T1">to the churches </text:span>with new preachings <text:span text:style-name="T1">which Paul disagreed with</text:span>, <text:span text:style-name="T1">though we do not know how Paul had become aware of this. The disagreement </text:span>centred on justification by works, in particular on observance of the laws including circumcision and observance of feasts. The <text:span text:style-name="T1">preachers</text:span> did not exclude justification by faith, <text:span text:style-name="T1">but to achieve full justification, they were saying that converts, included in the possibility of redemption, through Christ's work, must additionally enter into the Abrahamic covenant and submit to the law. Paul preaches the grace of God andjustification by faith alone. The preachers were claiming that Paul's explanations were limited and that the preaching of Christ had not exempted people from adherence to the law. </text:span></text:p>
      <text:p text:style-name="P2"/>
      <text:p text:style-name="P4">Intention</text:p>
      <text:p text:style-name="P5">The letter is intended to correct the false understandings which have developed in the churches since his departure an to return them to his understandings. </text:p>
      <text:p text:style-name="P4">Construction</text:p>
      <text:p text:style-name="P3">Paul sees the later Christians as attacking him and his teaching personally and he is the only named author of the response. <text:s/><text:span text:style-name="T1">He rebukes the churches for turning to the new teachings, missing out a thanksgiving which would normally be included. </text:span>He s<text:span text:style-name="T1">eeks to establish his authority for his preaching through his apostleship and through his person divine revelation . He then argues, from this standpoint and from scriptural references or the correctness of his preaching and the falseness of the new preachers.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5:54:38.654000000</meta:creation-date>
    <dc:date>2016-01-27T18:51:41.597000000</dc:date>
    <meta:editing-duration>PT5M</meta:editing-duration>
    <meta:editing-cycles>2</meta:editing-cycles>
    <meta:generator>LibreOffice/4.4.7.2$Windows_x86 LibreOffice_project/f3153a8b245191196a4b6b9abd1d0da16eead600</meta:generator>
    <meta:document-statistic meta:table-count="0" meta:image-count="0" meta:object-count="0" meta:page-count="1" meta:paragraph-count="6" meta:word-count="268" meta:character-count="1656" meta:non-whitespace-character-count="1388"/>
  </office:meta>
</office:document-meta>
</file>